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37790124" text:style-name="L1">
        <text:list-item>
          <text:p text:style-name="P1"><text:s text:c="4"/>Open AI refers to the fact that Python and all of the associated libraries in the predictive analytics community is free. The open means open source and the AI means artificial intelligence. </text:p>
        </text:list-item>
        <text:list-item>
          <text:p text:style-name="P1"><text:s text:c="4"/>Libraries are simply code we can import into Python to extend the functionality of the language. </text:p>
        </text:list-item>
        <text:list-item>
          <text:p text:style-name="P1"><text:s text:c="4"/>High level in programming language vernacular means the code is more human readable. </text:p>
        </text:list-item>
        <text:list-item>
          <text:p text:style-name="P1"><text:s text:c="4"/>NLTK is for text mining and natural language processing. </text:p>
        </text:list-item>
        <text:list-item>
          <text:p text:style-name="P1"><text:s text:c="4"/>Machine learning is a type of AI where computers learn without explicitly being programmed. </text:p>
        </text:list-item>
        <text:list-item>
          <text:p text:style-name="P1"><text:s text:c="4"/>A CSV is a comma separated values file. </text:p>
        </text:list-item>
        <text:list-item>
          <text:p text:style-name="P1"><text:s text:c="4"/>Columns are refereed to as attributes. </text:p>
        </text:list-item>
        <text:list-item>
          <text:p text:style-name="P1"><text:s text:c="4"/>Rows are called observations.</text:p>
        </text:list-item>
        <text:list-item>
          <text:p text:style-name="P1"><text:s text:c="4"/>A data set is all the data they will use to build the model. </text:p>
        </text:list-item>
        <text:list-item>
          <text:p text:style-name="P1"><text:s text:c="4"/>Training data is the data used to predict the target variable. </text:p>
        </text:list-item>
        <text:list-item>
          <text:p text:style-name="P1"><text:s text:c="4"/>That thing or column we are trying to predict is called a target variable. </text:p>
        </text:list-item>
        <text:list-item>
          <text:p text:style-name="P1"><text:s text:c="4"/>Machines speak numbers and we speak text. </text:p>
        </text:list-item>
        <text:list-item>
          <text:p text:style-name="P1"><text:s text:c="4"/>Regardless of the version the Jupyter notebooks are used in the same way. </text:p>
        </text:list-item>
        <text:list-item>
          <text:p text:style-name="P1"><text:s text:c="4"/>The area we type in inside a Jupyter Notebook is called a cell. </text:p>
        </text:list-item>
        <text:list-item>
          <text:p text:style-name="P1"><text:s text:c="4"/>Import means to "bring in."</text:p>
        </text:list-item>
        <text:list-item>
          <text:p text:style-name="P1"><text:s text:c="4"/>In this statement import pandas as pd, pd is an alias. <text:s/>It's like shorthand. </text:p>
        </text:list-item>
        <text:list-item>
          <text:p text:style-name="P1"><text:s text:c="4"/>We can use Ctrl + Enter to run the contents of a cell. </text:p>
        </text:list-item>
        <text:list-item>
          <text:p text:style-name="P1"><text:s text:c="4"/>When you close the window that's opened when you type jupyter notebook you close down Python. </text:p>
        </text:list-item>
        <text:list-item>
          <text:p text:style-name="P1">The recommended approach to installing Python is using the Anaconda installatio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2T23:04:56.849843250</meta:creation-date>
    <dc:date>2020-02-22T23:05:50.414752860</dc:date>
    <meta:editing-duration>PT54S</meta:editing-duration>
    <meta:editing-cycles>1</meta:editing-cycles>
    <meta:document-statistic meta:table-count="0" meta:image-count="0" meta:object-count="0" meta:page-count="1" meta:paragraph-count="19" meta:word-count="252" meta:character-count="1435" meta:non-whitespace-character-count="1131"/>
    <meta:generator>LibreOffice/6.0.7.3$Linux_X86_64 LibreOffice_project/00m0$Build-3</meta:generator>
  </office:meta>
</office:document-meta>
</file>